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svg:font-family="Helvetic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paragraph-rsid="001a97f4" style:font-name-complex="Times New Roman1"/>
    </style:style>
    <style:style style:name="P2" style:family="paragraph" style:parent-style-name="Standard">
      <style:paragraph-properties fo:text-align="center" style:justify-single-word="false"/>
      <style:text-properties style:font-name="Times New Roman" officeooo:rsid="001a97f4" officeooo:paragraph-rsid="001a97f4" style:font-name-complex="Times New Roman1"/>
    </style:style>
    <style:style style:name="P3" style:family="paragraph" style:parent-style-name="List_20_Paragraph" style:list-style-name="WWNum3">
      <style:paragraph-properties fo:text-align="justify" style:justify-single-word="false"/>
      <style:text-properties officeooo:paragraph-rsid="001a97f4"/>
    </style:style>
    <style:style style:name="P4" style:family="paragraph" style:parent-style-name="List_20_Paragraph" style:list-style-name="WWNum3">
      <style:paragraph-properties fo:text-align="justify" style:justify-single-word="false"/>
      <style:text-properties fo:font-style="italic" officeooo:paragraph-rsid="001a97f4" style:font-style-asian="italic" style:font-style-complex="italic"/>
    </style:style>
    <style:style style:name="P5" style:family="paragraph" style:parent-style-name="List_20_Paragraph">
      <style:paragraph-properties fo:text-align="justify" style:justify-single-word="false"/>
      <style:text-properties fo:font-style="italic" officeooo:paragraph-rsid="001a97f4" style:font-style-asian="italic" style:font-style-complex="italic"/>
    </style:style>
    <style:style style:name="P6" style:family="paragraph" style:parent-style-name="List_20_Paragraph" style:list-style-name="WWNum3">
      <style:paragraph-properties fo:margin-left="0cm" fo:margin-right="0cm" fo:text-align="justify" style:justify-single-word="false" fo:text-indent="0cm" style:auto-text-indent="false"/>
      <style:text-properties fo:font-style="italic" officeooo:paragraph-rsid="001a97f4" style:font-style-asian="italic" style:font-style-complex="italic"/>
    </style:style>
    <style:style style:name="P7" style:family="paragraph" style:parent-style-name="List_20_Paragraph">
      <style:paragraph-properties fo:margin-left="0cm" fo:margin-right="0cm" fo:text-align="start" style:justify-single-word="false" fo:text-indent="0cm" style:auto-text-indent="false"/>
      <style:text-properties fo:font-style="italic" officeooo:rsid="001a97f4" officeooo:paragraph-rsid="001a97f4" style:font-style-asian="italic" style:font-style-complex="italic"/>
    </style:style>
    <style:style style:name="P8" style:family="paragraph" style:parent-style-name="List_20_Paragraph">
      <style:paragraph-properties fo:margin-left="0cm" fo:margin-right="0cm" fo:text-align="start" style:justify-single-word="false" fo:text-indent="0cm" style:auto-text-indent="false"/>
      <style:text-properties fo:font-style="italic" officeooo:paragraph-rsid="001c1f22"/>
    </style:style>
    <style:style style:name="P9" style:family="paragraph" style:parent-style-name="List_20_Paragraph">
      <style:paragraph-properties fo:margin-left="0cm" fo:margin-right="0cm" fo:text-align="start" style:justify-single-word="false" fo:text-indent="0cm" style:auto-text-indent="false"/>
      <style:text-properties fo:font-style="italic" officeooo:paragraph-rsid="001e3d86"/>
    </style:style>
    <style:style style:name="P10" style:family="paragraph" style:parent-style-name="List_20_Paragraph">
      <style:paragraph-properties fo:margin-left="0cm" fo:margin-right="0cm" fo:text-align="start" style:justify-single-word="false" fo:text-indent="0cm" style:auto-text-indent="false"/>
      <style:text-properties fo:font-style="italic" officeooo:paragraph-rsid="00217c88"/>
    </style:style>
    <style:style style:name="P11" style:family="paragraph" style:parent-style-name="List_20_Paragraph">
      <style:paragraph-properties fo:margin-left="0cm" fo:margin-right="0cm" fo:text-align="start" style:justify-single-word="false" fo:text-indent="0cm" style:auto-text-indent="false"/>
      <style:text-properties fo:font-style="italic" officeooo:rsid="001c4ecf" officeooo:paragraph-rsid="001c4ecf"/>
    </style:style>
    <style:style style:name="P12" style:family="paragraph" style:parent-style-name="List_20_Paragraph">
      <style:paragraph-properties fo:margin-left="0cm" fo:margin-right="0cm" fo:text-align="start" style:justify-single-word="false" fo:text-indent="0cm" style:auto-text-indent="false"/>
      <style:text-properties fo:font-style="italic" officeooo:rsid="00217c88" officeooo:paragraph-rsid="00217c88"/>
    </style:style>
    <style:style style:name="P13" style:family="paragraph" style:parent-style-name="List_20_Paragraph">
      <style:paragraph-properties fo:margin-left="0cm" fo:margin-right="0cm" fo:text-align="start" style:justify-single-word="false" fo:text-indent="0cm" style:auto-text-indent="false"/>
      <style:text-properties fo:font-style="normal" officeooo:rsid="001a97f4" officeooo:paragraph-rsid="001a97f4" style:font-style-asian="normal" style:font-style-complex="normal"/>
    </style:style>
    <style:style style:name="T1" style:family="text">
      <style:text-properties style:font-name="Times New Roman" style:font-name-complex="Times New Roman1"/>
    </style:style>
    <style:style style:name="T2" style:family="text">
      <style:text-properties style:font-name="Times New Roman" officeooo:rsid="001a97f4" style:font-name-complex="Times New Roman1"/>
    </style:style>
    <style:style style:name="T3" style:family="text">
      <style:text-properties style:font-name="Times New Roman" fo:font-style="italic" style:font-style-asian="italic" style:font-name-complex="Times New Roman1" style:font-style-complex="italic"/>
    </style:style>
    <style:style style:name="T4" style:family="text">
      <style:text-properties style:font-name="Times New Roman" fo:font-style="italic" officeooo:rsid="001a97f4" style:font-style-asian="italic" style:font-name-complex="Times New Roman1" style:font-style-complex="italic"/>
    </style:style>
    <style:style style:name="T5" style:family="text">
      <style:text-properties style:font-name="Times New Roman" fo:font-style="normal" style:font-style-asian="normal" style:font-name-complex="Times New Roman1" style:font-style-complex="normal"/>
    </style:style>
    <style:style style:name="T6" style:family="text">
      <style:text-properties style:font-name="Times New Roman" fo:font-style="normal" officeooo:rsid="001c1f22" style:font-style-asian="normal" style:font-name-complex="Times New Roman1" style:font-style-complex="normal"/>
    </style:style>
    <style:style style:name="T7" style:family="text">
      <style:text-properties style:font-name="Times New Roman" officeooo:rsid="001c1f22" style:font-style-asian="italic" style:font-name-complex="Times New Roman1"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variant="normal" fo:text-transform="none" fo:color="#000000" style:font-name="Times New Roman" fo:font-size="12pt" fo:letter-spacing="normal" fo:font-style="normal" fo:font-weight="normal" style:font-style-asian="normal" style:font-name-complex="Times New Roman1" style:font-style-complex="normal"/>
    </style:style>
    <style:style style:name="T10" style:family="text">
      <style:text-properties fo:font-variant="normal" fo:text-transform="none" fo:color="#000000" style:font-name="Times New Roman" fo:font-size="12pt" fo:letter-spacing="normal" fo:font-style="normal" fo:font-weight="normal" officeooo:rsid="001c1f22" style:font-style-asian="normal" style:font-name-complex="Times New Roman1" style:font-style-complex="normal"/>
    </style:style>
    <style:style style:name="T11" style:family="text">
      <style:text-properties fo:font-variant="normal" fo:text-transform="none" fo:color="#000000" style:font-name="Times New Roman" fo:font-size="12pt" fo:letter-spacing="normal" fo:font-style="normal" fo:font-weight="normal" officeooo:rsid="001e3d86" style:font-style-asian="normal" style:font-name-complex="Times New Roman1" style:font-style-complex="normal"/>
    </style:style>
    <style:style style:name="T12" style:family="text">
      <style:text-properties fo:font-variant="normal" fo:text-transform="none" fo:color="#000000" style:font-name="Times New Roman" fo:font-size="12pt" fo:letter-spacing="normal" fo:font-style="normal" fo:font-weight="normal" officeooo:rsid="001fbda4" style:font-style-asian="normal" style:font-name-complex="Times New Roman1" style:font-style-complex="normal"/>
    </style:style>
    <style:style style:name="T13" style:family="text">
      <style:text-properties fo:font-variant="normal" fo:text-transform="none" fo:color="#000000" style:font-name="Times New Roman" fo:font-size="12pt" fo:letter-spacing="normal" fo:font-style="normal" fo:font-weight="normal" officeooo:rsid="00217c88" style:font-style-asian="normal" style:font-name-complex="Times New Roman1" style:font-style-complex="normal"/>
    </style:style>
    <style:style style:name="T14" style:family="text">
      <style:text-properties fo:font-variant="normal" fo:text-transform="none" fo:color="#000000" style:font-name="Times New Roman" fo:font-size="12pt" fo:letter-spacing="normal" fo:font-style="normal" fo:font-weight="normal" officeooo:rsid="00221583" style:font-style-asian="normal" style:font-name-complex="Times New Roman1" style:font-style-complex="normal"/>
    </style:style>
    <style:style style:name="T15" style:family="text">
      <style:text-properties fo:font-variant="normal" fo:text-transform="none" fo:color="#000000" style:font-name="Times New Roman" fo:font-size="12pt" fo:letter-spacing="normal" fo:font-style="normal" fo:font-weight="normal" style:font-style-asian="italic" style:font-name-complex="Times New Roman1" style:font-style-complex="italic"/>
    </style:style>
    <style:style style:name="T16" style:family="text">
      <style:text-properties fo:font-variant="normal" fo:text-transform="none" fo:color="#000000" style:font-name="Times New Roman" fo:font-size="12pt" fo:letter-spacing="normal" fo:font-weight="normal" style:font-style-asian="italic" style:font-name-complex="Times New Roman1" style:font-style-complex="italic"/>
    </style:style>
    <style:style style:name="T17" style:family="text">
      <style:text-properties fo:font-variant="normal" fo:text-transform="none" fo:color="#000000" style:font-name="Times New Roman" fo:font-size="12pt" fo:letter-spacing="normal" fo:font-weight="normal" officeooo:rsid="001fbda4" style:font-style-asian="italic" style:font-name-complex="Times New Roman1" style:font-style-complex="italic"/>
    </style:style>
    <style:style style:name="T18" style:family="text">
      <style:text-properties fo:font-variant="normal" fo:text-transform="none" fo:color="#000000" style:font-name="Times New Roman" fo:font-size="12pt" fo:letter-spacing="normal" fo:font-weight="normal" officeooo:rsid="00217c88" style:font-style-asian="italic" style:font-name-complex="Times New Roman1"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BCNM01 - Human Rights in the Middle East </text:span></text:p>
      <text:p text:style-name="P2"><text:span text:style-name="T8">Personal Essay</text:span></text:p>
      <text:p text:style-name="P1"/>
      <text:list xml:id="list894781105" text:style-name="WWNum3">
        <text:list-header>
          <text:p text:style-name="P6"><text:span text:style-name="T1">State party reservations to international human rights conventions raise serious questions about the universality of rights. With regard to either the Convention on the Elimination of All Forms of Discrimination against Women (CEDAW) or the Convention on the Rights of the Child (CRC) discuss instances where reservations have been made on the basis of Islamic law. In your answer be sure to consider</text:span><text:bookmark text:name="_GoBack"/><text:span text:style-name="T1">:</text:span></text:p>
          <text:p text:style-name="P4"><text:span text:style-name="T1"/></text:p>
        </text:list-header>
        <text:list-item>
          <text:p text:style-name="P3"><text:span text:style-name="T4">W</text:span><text:span text:style-name="T3">hether such reservations ought to be allowed on the basis of religious rationale.</text:span></text:p>
        </text:list-item>
        <text:list-item>
          <text:p text:style-name="P4"><text:span text:style-name="T2">W</text:span><text:span text:style-name="T1">hether these reservations further or hinder the human rights of women and children. </text:span></text:p>
        </text:list-item>
      </text:list>
      <text:p text:style-name="P5"><text:span text:style-name="T1"/></text:p>
      <text:p text:style-name="P5"><text:span text:style-name="T1"/></text:p>
      <text:p text:style-name="P13"><text:span text:style-name="T1">Throughout this essay I will discuss the above thesis with regards to the </text:span><text:span text:style-name="T3">Convention on the Elimination of All Forms of Discrimination against Women (CEDAW)</text:span><text:span text:style-name="T3"><text:note text:id="ftn0" text:note-class="footnote"><text:note-citation>1</text:note-citation><text:note-body><text:p text:style-name="Footnote">http://www.un.org/womenwatch/daw/cedaw/</text:p></text:note-body></text:note></text:span><text:span text:style-name="T1">. I will discuss various reservations made by multiple nations, all opinions raised are that of my own and bare no political stance or bias. </text:span></text:p>
      <text:p text:style-name="P13"><text:span text:style-name="T1"/></text:p>
      <text:p text:style-name="P7"><text:span text:style-name="T1">CEDAW </text:span><text:span text:style-name="T5">was first drafted and adopted by the UN General Assembly in 1971 and can be interpreted as an international bill of rights for women. The convention aimed to highlight, throughout 30 articles, what constitutes discrimination against women and lays the groundwork for an international movement to end such discriminations and to further push for equality throughout the globe. </text:span><text:span text:style-name="T6">The convention serves to enable equality between both men and women and to ensure that women are given the proper platform for equal opportunities within both their private and professional lives. </text:span></text:p>
      <text:p text:style-name="P7"><text:span text:style-name="T6"/></text:p>
      <text:p text:style-name="P8"><text:span text:style-name="T6">The UN claims that the convention </text:span><text:span text:style-name="T7">“is the only human rights</text:span><text:span text:style-name="T6"> </text:span><text:span text:style-name="T7">treaty </text:span><text:span text:style-name="T16">which affirms the reproductive rights of women and targets culture and tradition as influential forces shaping gender roles and family relations.”</text:span><text:span text:style-name="T9">. <text:s/></text:span><text:span text:style-name="T10">Any nation who has ratified the treaty is legally bound under international law to enforce all 30 articles within their respective societies and laws. These nations must also submit national reports on their efforts to put the treaty into practice. This can be seen as a positive measure <text:s/>as it enables clear transparency and allows international insight into various nations progress in enabling equality between men and women. However, it also unfortunately enables unjust nations to falsely portray what may be inaccurate figures and steps taken to allow them to be held in higher regards internationally on a political and social level. </text:span></text:p>
      <text:p text:style-name="P8"><text:span text:style-name="T10"/></text:p>
      <text:p text:style-name="P11"><text:span text:style-name="T10">S</text:span><text:span text:style-name="T9">ince 1971, there has been a total of 41 separate sessions of the convention and the treaty currently has 99 signatories from a total of 189 parties. While these numbers are quite impressive, there have been a large number of reservations towards the treaty from a number of nations. A large number of these reservations can be found to be in opposition to various articles of convention as they appear to be in conflict with Islamic Shariah Law. Reservations to the committee with direct reference to conflict with Islamic law has come from nations such as Bahrain, Egypt, Iraq, Kuwait, Libya, Saudi Arabia and Pakistan</text:span><text:span text:style-name="T9"><text:note text:id="ftn1" text:note-class="footnote"><text:note-citation>2</text:note-citation><text:note-body><text:p text:style-name="Footnote">https://treaties.un.org/Pages/ViewDetails.aspx?src=TREATY&amp;mtdsg_no=IV-8&amp;chapter=4&amp;lang=en</text:p></text:note-body></text:note></text:span><text:span text:style-name="T9">. These are extremely large and influential nations with a combined population of over 400 million citizens.</text:span></text:p>
      <text:p text:style-name="P11"><text:span text:style-name="T9"/></text:p>
      <text:p text:style-name="P10"><text:span text:style-name="T11">All reservations made by individual nations are published under the reservations and objections section of the convention and several off the above nations can be seen to be in direct opposition to the treaty in several areas on the basis of Islamic law. The state of Bahrain, which has a Muslim </text:span><text:soft-page-break/><text:span text:style-name="T11">population of 70.3%</text:span><text:span text:style-name="T11"><text:note text:id="ftn2" text:note-class="footnote"><text:note-citation>3</text:note-citation><text:note-body><text:p text:style-name="Footnote">https://www.indexmundi.com/bahrain/demographics_profile.html</text:p></text:note-body></text:note></text:span><text:span text:style-name="T11"> </text:span><text:span text:style-name="T12">hold multiple reservations with regards to the convention which are in direct relation to Islamic law</text:span><text:span text:style-name="T12"><text:note text:id="ftn4" text:note-class="footnote"><text:note-citation>4</text:note-citation><text:note-body><text:p text:style-name="Footnote">https://treaties.un.org/Pages/ViewDetails.aspx?src=TREATY&amp;mtdsg_no=IV-8&amp;chapter=4&amp;lang=en</text:p></text:note-body></text:note></text:span><text:span text:style-name="T12">. </text:span></text:p>
      <text:p text:style-name="P10"><text:span text:style-name="T12"/></text:p>
      <text:p text:style-name="P10"><text:span text:style-name="T12">Bahrain originally stated that they held reservations against Article 15, paragraph 4 of the convention which states that “</text:span><text:span text:style-name="T17">States Parties shall accord to men and women the same rights with regard to the law relating to the movement of persons and the freedom to choose their residence and domicile.”.</text:span><text:span text:style-name="T17"><text:note text:id="ftn3" text:note-class="footnote"><text:note-citation>5</text:note-citation><text:note-body><text:p text:style-name="Footnote">http://www.un.org/womenwatch/daw/cedaw/text/econvention.htm#article16</text:p></text:note-body></text:note></text:span><text:span text:style-name="T17">.</text:span><text:span text:style-name="T13">While this can be regarded to being tied to cultural aspects of Islamic law it is direct opposition of Article 13 of the Universal Declaration of Human Rights which states that everyone has the right to freedom of movement and residence within the borders of each state. It was unacceptable of Bahrain to hold a standpoint such as that stated above and to also publicly declare that </text:span><text:span text:style-name="T18">“Democratic values and respect for human rights will remain the two wings that will move with Bahrain to the future; two cornerstones of the reform project that reinforce constitutional rights according to national and Islamic values and in line with the people’s will.”</text:span><text:span text:style-name="T18"><text:note text:id="ftn5" text:note-class="footnote"><text:note-citation>6</text:note-citation><text:note-body><text:p text:style-name="Footnote">https://www.mofa.gov.bh/Default.aspx?tabid=135&amp;language=en-US</text:p></text:note-body></text:note></text:span><text:span text:style-name="T18">. </text:span></text:p>
      <text:p text:style-name="P9"><text:span text:style-name="T13"/></text:p>
      <text:p text:style-name="P12"><text:span text:style-name="T9">In 2014 Bahrain changed their stance with regards to two of the articles of the convention that they originally opposed. Their new standpoint was of the form that they are committed to implementing these articles – including Article 15, paragraph 4 – so long as the implementation is done </text:span><text:span text:style-name="T15">“</text:span><text:span text:style-name="T16">without breaching the provisions of the Islamic Shariah”. </text:span><text:span text:style-name="T14">I</text:span><text:span text:style-name="T9">t is fully the right of every nation to decide how they implement their laws with respect to their own population </text:span><text:span text:style-name="T14">even on the basis of religious rationale. However, I believe that holding reservations towards something as simple as the movement of persons within a state is in direct opposition to the basic human right to the freedom of movement. Reservations such as this are in direct conflict with everything the convention aims to achieve and it directly hinders the rights of women and children within these nations. It is profound that the basic right to freedom of travel can not be implemented within the bounds of Islamic la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Helvetica" svg:font-family="Helvetic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06:24:43.139000554</meta:creation-date>
    <dc:date>2018-04-10T07:40:50.673020984</dc:date>
    <meta:editing-duration>PT4M45S</meta:editing-duration>
    <meta:editing-cycles>1</meta:editing-cycles>
    <meta:document-statistic meta:table-count="0" meta:image-count="0" meta:object-count="0" meta:page-count="2" meta:paragraph-count="18" meta:word-count="894" meta:character-count="5861" meta:non-whitespace-character-count="4976"/>
    <meta:generator>LibreOffice/5.4.6.2$Linux_X86_64 LibreOffice_project/40m0$Build-2</meta:generator>
  </office:meta>
</office:document-meta>
</file>